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mm"/>
    </style:style>
    <style:style style:name="co2" style:family="table-column">
      <style:table-column-properties fo:break-before="auto" style:column-width="20.64mm"/>
    </style:style>
    <style:style style:name="co3" style:family="table-column">
      <style:table-column-properties fo:break-before="auto" style:column-width="29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17.25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9.6mm" fo:break-before="auto" style:use-optimal-row-height="true"/>
    </style:style>
    <style:style style:name="ro4" style:family="table-row">
      <style:table-row-properties style:row-height="7.76mm" fo:break-before="auto" style:use-optimal-row-height="false"/>
    </style:style>
    <style:style style:name="ro5" style:family="table-row">
      <style:table-row-properties style:row-height="5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ecas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7" table:default-cell-style-name="ce1"/>
        <table:table-row table:style-name="ro1">
          <table:table-cell/>
          <table:table-cell office:value-type="string" calcext:value-type="string">
            <text:p>CALIFICACIONES Y BEC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Bases Datos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Bec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ostin</text:p>
          </table:table-cell>
          <table:table-cell office:value-type="string" calcext:value-type="string">
            <text:p>Hurtad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dy</text:p>
          </table:table-cell>
          <table:table-cell office:value-type="string" calcext:value-type="string">
            <text:p>Olivera</text:p>
          </table:table-cell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lo</text:p>
          </table:table-cell>
          <table:table-cell office:value-type="string" calcext:value-type="string">
            <text:p>Ramirez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ukencio</text:p>
          </table:table-cell>
          <table:table-cell office:value-type="string" calcext:value-type="string">
            <text:p>Martine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* Apto: deberán superar todas las materias (al menos un 5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* Beca: deberán obtener en todas las materias (al menos un 7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ta mas Al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ta mas Baj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medio del Curs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tal de Alumno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mero Alumnos Aprobado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mero Alumnos Suspenso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medio de Aprobad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Apellido Alumno</text:p>
            <text:p>(Escribir debajo)</text:p>
          </table:table-cell>
          <table:table-cell office:value-type="string" calcext:value-type="string">
            <text:p>AVG: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liveras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cas2" table:style-name="ta1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21" table:default-cell-style-name="ce1"/>
        <table:table-row table:style-name="ro1">
          <table:table-cell table:number-columns-repeated="2"/>
          <table:table-cell office:value-type="string" calcext:value-type="string">
            <text:p>CALIFICACIONES Y BECA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Dostin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Fukencio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pellido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Martines</text:p>
          </table:table-cell>
          <table:table-cell office:value-type="string" calcext:value-type="string">
            <text:p>AVG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Word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Exce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Bases Dato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G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p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ec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* Apto: deberán superar todas las materias (al menos un 6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* Beca: deberán obtener en todas las materias (al menos un 8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ta mas Al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ta mas Baj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omedio del Curs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tal de Alumn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umero Alumnos Aprobado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romedio de Aprobad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ignatura</text:p>
          </table:table-cell>
          <table:table-cell office:value-type="string" calcext:value-type="string">
            <text:p>AVG: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cell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number-style style:name="N10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1" loext:min-decimal-places="1" number:min-integer-digits="1" number:grouping="true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9"/>
  </office:styles>
  <office:automatic-styles>
    <style:page-layout style:name="Mpm1">
      <style:page-layout-properties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0:14:27.891956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_20__28_Y_20_-_20_O_29_" style:display-name="PageStyle_SI (Y - 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udiantes" style:display-name="PageStyle_Estudian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temas Unidos</meta:initial-creator>
    <meta:creation-date>2013-11-02T00:41:18</meta:creation-date>
    <dc:date>2017-11-08T10:22:07.496725000</dc:date>
    <meta:generator>LibreOffice/5.1.5.2$MacOSX_X86_64 LibreOffice_project/7a864d8825610a8c07cfc3bc01dd4fce6a9447e5</meta:generator>
    <meta:editing-duration>PT56M11S</meta:editing-duration>
    <meta:editing-cycles>18</meta:editing-cycles>
    <meta:document-statistic meta:table-count="2" meta:cell-count="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